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0.691cm"/>
    </style:style>
    <style:style style:name="co3" style:family="table-column">
      <style:table-column-properties fo:break-before="auto" style:column-width="3.231cm"/>
    </style:style>
    <style:style style:name="co4" style:family="table-column">
      <style:table-column-properties fo:break-before="auto" style:column-width="1.656cm"/>
    </style:style>
    <style:style style:name="co5" style:family="table-column">
      <style:table-column-properties fo:break-before="auto" style:column-width="2.473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2.321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2.517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565cm"/>
    </style:style>
    <style:style style:name="co13" style:family="table-column">
      <style:table-column-properties fo:break-before="auto" style:column-width="3.353cm"/>
    </style:style>
    <style:style style:name="co14" style:family="table-column">
      <style:table-column-properties fo:break-before="auto" style:column-width="3.928cm"/>
    </style:style>
    <style:style style:name="co15" style:family="table-column">
      <style:table-column-properties fo:break-before="auto" style:column-width="2.988cm"/>
    </style:style>
    <style:style style:name="co16" style:family="table-column">
      <style:table-column-properties fo:break-before="auto" style:column-width="2.776cm"/>
    </style:style>
    <style:style style:name="co17" style:family="table-column">
      <style:table-column-properties fo:break-before="auto" style:column-width="2.942cm"/>
    </style:style>
    <style:style style:name="co18" style:family="table-column">
      <style:table-column-properties fo:break-before="auto" style:column-width="3.186cm"/>
    </style:style>
    <style:style style:name="co19" style:family="table-column">
      <style:table-column-properties fo:break-before="auto" style:column-width="3.717cm"/>
    </style:style>
    <style:style style:name="co20" style:family="table-column">
      <style:table-column-properties fo:break-before="auto" style:column-width="2.958cm"/>
    </style:style>
    <style:style style:name="co21" style:family="table-column">
      <style:table-column-properties fo:break-before="auto" style:column-width="3.549cm"/>
    </style:style>
    <style:style style:name="co22" style:family="table-column">
      <style:table-column-properties fo:break-before="auto" style:column-width="4.142cm"/>
    </style:style>
    <style:style style:name="co23" style:family="table-column">
      <style:table-column-properties fo:break-before="auto" style:column-width="7.38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type_index</text:p>
          </table:table-cell>
          <table:table-cell office:value-type="string">
            <text:p>type_id</text:p>
          </table:table-cell>
          <table:table-cell office:value-type="string">
            <text:p>type_name</text:p>
          </table:table-cell>
          <table:table-cell office:value-type="string">
            <text:p>type_size</text:p>
          </table:table-cell>
          <table:table-cell office:value-type="string">
            <text:p>type_binding</text:p>
          </table:table-cell>
          <table:table-cell/>
          <table:table-cell office:value-type="string">
            <text:p>type_finishing</text:p>
          </table:table-cell>
          <table:table-cell office:value-type="string">
            <text:p>type_bw</text:p>
          </table:table-cell>
          <table:table-cell office:value-type="string">
            <text:p>type_corners</text:p>
          </table:table-cell>
          <table:table-cell office:value-type="string">
            <text:p>type_bw_colors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Notebloc A4 L</text:p>
          </table:table-cell>
          <table:table-cell office:value-type="string">
            <text:p>A4</text:p>
          </table:table-cell>
          <table:table-cell office:value-type="string">
            <text:p>Glued</text:p>
          </table:table-cell>
          <table:table-cell office:value-type="string">
            <text:p>Flap Left</text:p>
          </table:table-cell>
          <table:table-cell/>
          <table:table-cell office:value-type="string">
            <text:p>Lines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Notebloc A4 S</text:p>
          </table:table-cell>
          <table:table-cell office:value-type="string">
            <text:p>A4</text:p>
          </table:table-cell>
          <table:table-cell office:value-type="string">
            <text:p>Glued</text:p>
          </table:table-cell>
          <table:table-cell office:value-type="string">
            <text:p>Flap Left</text:p>
          </table:table-cell>
          <table:table-cell/>
          <table:table-cell office:value-type="string">
            <text:p>Squares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Wirebloc A4 L</text:p>
          </table:table-cell>
          <table:table-cell office:value-type="string">
            <text:p>A4</text:p>
          </table:table-cell>
          <table:table-cell office:value-type="string">
            <text:p>Wire-O</text:p>
          </table:table-cell>
          <table:table-cell office:value-type="string">
            <text:p>Double</text:p>
          </table:table-cell>
          <table:table-cell office:value-type="string">
            <text:p>Plastificated</text:p>
          </table:table-cell>
          <table:table-cell office:value-type="string">
            <text:p>Lines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Wirebloc A4 S</text:p>
          </table:table-cell>
          <table:table-cell office:value-type="string">
            <text:p>A4</text:p>
          </table:table-cell>
          <table:table-cell office:value-type="string">
            <text:p>Wire-O</text:p>
          </table:table-cell>
          <table:table-cell office:value-type="string">
            <text:p>Double</text:p>
          </table:table-cell>
          <table:table-cell office:value-type="string">
            <text:p>Plastificated</text:p>
          </table:table-cell>
          <table:table-cell office:value-type="string">
            <text:p>Squares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Wirebloc A5 L</text:p>
          </table:table-cell>
          <table:table-cell office:value-type="string">
            <text:p>A5</text:p>
          </table:table-cell>
          <table:table-cell office:value-type="string">
            <text:p>Wire-O</text:p>
          </table:table-cell>
          <table:table-cell office:value-type="string">
            <text:p>Double</text:p>
          </table:table-cell>
          <table:table-cell office:value-type="string">
            <text:p>Plastificated</text:p>
          </table:table-cell>
          <table:table-cell office:value-type="string">
            <text:p>Lines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Wirebloc A5 S</text:p>
          </table:table-cell>
          <table:table-cell office:value-type="string">
            <text:p>A5</text:p>
          </table:table-cell>
          <table:table-cell office:value-type="string">
            <text:p>Wire-O</text:p>
          </table:table-cell>
          <table:table-cell office:value-type="string">
            <text:p>Double</text:p>
          </table:table-cell>
          <table:table-cell office:value-type="string">
            <text:p>Plastificated</text:p>
          </table:table-cell>
          <table:table-cell office:value-type="string">
            <text:p>Squares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Writer SFT N</text:p>
          </table:table-cell>
          <table:table-cell office:value-type="string">
            <text:p>170 x 220</text:p>
          </table:table-cell>
          <table:table-cell office:value-type="string">
            <text:p>Genaaid</text:p>
          </table:table-cell>
          <table:table-cell office:value-type="string">
            <text:p>Softcover</text:p>
          </table:table-cell>
          <table:table-cell office:value-type="string">
            <text:p>Plastificated</text:p>
          </table:table-cell>
          <table:table-cell office:value-type="string">
            <text:p>Lines / Notebook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string">
            <text:p>Writer WRO N</text:p>
          </table:table-cell>
          <table:table-cell office:value-type="string">
            <text:p>170 x 220</text:p>
          </table:table-cell>
          <table:table-cell office:value-type="string">
            <text:p>Wire - O</text:p>
          </table:table-cell>
          <table:table-cell office:value-type="string">
            <text:p>Softcover</text:p>
          </table:table-cell>
          <table:table-cell office:value-type="string">
            <text:p>Plastificated</text:p>
          </table:table-cell>
          <table:table-cell office:value-type="string">
            <text:p>Lines / Notebook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string">
            <text:p>Writer HRD N</text:p>
          </table:table-cell>
          <table:table-cell office:value-type="string">
            <text:p>170 x 220</text:p>
          </table:table-cell>
          <table:table-cell office:value-type="string">
            <text:p>Genaaid</text:p>
          </table:table-cell>
          <table:table-cell office:value-type="string">
            <text:p>Hardcover</text:p>
          </table:table-cell>
          <table:table-cell office:value-type="string">
            <text:p>Plastificated</text:p>
          </table:table-cell>
          <table:table-cell office:value-type="string">
            <text:p>Lines / Notebook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Writer LTH N</text:p>
          </table:table-cell>
          <table:table-cell office:value-type="string">
            <text:p>170 x 220</text:p>
          </table:table-cell>
          <table:table-cell office:value-type="string">
            <text:p>Genaaid</text:p>
          </table:table-cell>
          <table:table-cell office:value-type="string">
            <text:p>Leather</text:p>
          </table:table-cell>
          <table:table-cell/>
          <table:table-cell office:value-type="string">
            <text:p>Lines / Notebook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string">
            <text:p>Writer CRB N</text:p>
          </table:table-cell>
          <table:table-cell office:value-type="string">
            <text:p>170 x 220</text:p>
          </table:table-cell>
          <table:table-cell office:value-type="string">
            <text:p>Wire - O</text:p>
          </table:table-cell>
          <table:table-cell office:value-type="string">
            <text:p>Cardboard</text:p>
          </table:table-cell>
          <table:table-cell/>
          <table:table-cell office:value-type="string">
            <text:p>Lines / Notebook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string">
            <text:p>Writer SFT ND</text:p>
          </table:table-cell>
          <table:table-cell office:value-type="string">
            <text:p>170 x 220</text:p>
          </table:table-cell>
          <table:table-cell office:value-type="string">
            <text:p>Genaaid</text:p>
          </table:table-cell>
          <table:table-cell office:value-type="string">
            <text:p>Softcover</text:p>
          </table:table-cell>
          <table:table-cell office:value-type="string">
            <text:p>Plastificated</text:p>
          </table:table-cell>
          <table:table-cell office:value-type="string">
            <text:p>Notes right / diary left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string">
            <text:p>Writer WRO ND</text:p>
          </table:table-cell>
          <table:table-cell office:value-type="string">
            <text:p>170 x 220</text:p>
          </table:table-cell>
          <table:table-cell office:value-type="string">
            <text:p>Wire - O</text:p>
          </table:table-cell>
          <table:table-cell office:value-type="string">
            <text:p>Softcover</text:p>
          </table:table-cell>
          <table:table-cell office:value-type="string">
            <text:p>Plastificated</text:p>
          </table:table-cell>
          <table:table-cell office:value-type="string">
            <text:p>Notes right / diary left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string">
            <text:p>Writer HRD ND</text:p>
          </table:table-cell>
          <table:table-cell office:value-type="string">
            <text:p>170 x 220</text:p>
          </table:table-cell>
          <table:table-cell office:value-type="string">
            <text:p>Genaaid</text:p>
          </table:table-cell>
          <table:table-cell office:value-type="string">
            <text:p>Hardcover</text:p>
          </table:table-cell>
          <table:table-cell office:value-type="string">
            <text:p>Plastificated</text:p>
          </table:table-cell>
          <table:table-cell office:value-type="string">
            <text:p>Notes right / diary left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string">
            <text:p>Writer LTH ND</text:p>
          </table:table-cell>
          <table:table-cell office:value-type="string">
            <text:p>170 x 220</text:p>
          </table:table-cell>
          <table:table-cell office:value-type="string">
            <text:p>Genaaid</text:p>
          </table:table-cell>
          <table:table-cell office:value-type="string">
            <text:p>Leather</text:p>
          </table:table-cell>
          <table:table-cell/>
          <table:table-cell office:value-type="string">
            <text:p>Notes right / diary left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string">
            <text:p>Writer CRB ND</text:p>
          </table:table-cell>
          <table:table-cell office:value-type="string">
            <text:p>170 x 220</text:p>
          </table:table-cell>
          <table:table-cell office:value-type="string">
            <text:p>Wire - O</text:p>
          </table:table-cell>
          <table:table-cell office:value-type="string">
            <text:p>Cardboard</text:p>
          </table:table-cell>
          <table:table-cell/>
          <table:table-cell office:value-type="string">
            <text:p>Notes right / diary left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string">
            <text:p>Writer SFT A</text:p>
          </table:table-cell>
          <table:table-cell office:value-type="string">
            <text:p>170 x 220</text:p>
          </table:table-cell>
          <table:table-cell office:value-type="string">
            <text:p>Genaaid</text:p>
          </table:table-cell>
          <table:table-cell office:value-type="string">
            <text:p>Softcover</text:p>
          </table:table-cell>
          <table:table-cell office:value-type="string">
            <text:p>Plastificated</text:p>
          </table:table-cell>
          <table:table-cell office:value-type="string">
            <text:p>Academic Diary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string">
            <text:p>Writer WRO A</text:p>
          </table:table-cell>
          <table:table-cell office:value-type="string">
            <text:p>170 x 220</text:p>
          </table:table-cell>
          <table:table-cell office:value-type="string">
            <text:p>Wire - O</text:p>
          </table:table-cell>
          <table:table-cell office:value-type="string">
            <text:p>Softcover</text:p>
          </table:table-cell>
          <table:table-cell office:value-type="string">
            <text:p>Plastificated</text:p>
          </table:table-cell>
          <table:table-cell office:value-type="string">
            <text:p>Academic Diary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string">
            <text:p>Writer HRD A</text:p>
          </table:table-cell>
          <table:table-cell office:value-type="string">
            <text:p>170 x 220</text:p>
          </table:table-cell>
          <table:table-cell office:value-type="string">
            <text:p>Genaaid</text:p>
          </table:table-cell>
          <table:table-cell office:value-type="string">
            <text:p>Hardcover</text:p>
          </table:table-cell>
          <table:table-cell office:value-type="string">
            <text:p>Plastificated</text:p>
          </table:table-cell>
          <table:table-cell office:value-type="string">
            <text:p>Academic Diary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Writer LTH A</text:p>
          </table:table-cell>
          <table:table-cell office:value-type="string">
            <text:p>170 x 220</text:p>
          </table:table-cell>
          <table:table-cell office:value-type="string">
            <text:p>Genaaid</text:p>
          </table:table-cell>
          <table:table-cell office:value-type="string">
            <text:p>Leather</text:p>
          </table:table-cell>
          <table:table-cell/>
          <table:table-cell office:value-type="string">
            <text:p>Academic Diary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string">
            <text:p>Writer CRB A</text:p>
          </table:table-cell>
          <table:table-cell office:value-type="string">
            <text:p>170 x 220</text:p>
          </table:table-cell>
          <table:table-cell office:value-type="string">
            <text:p>Wire - O</text:p>
          </table:table-cell>
          <table:table-cell office:value-type="string">
            <text:p>Cardboard</text:p>
          </table:table-cell>
          <table:table-cell/>
          <table:table-cell office:value-type="string">
            <text:p>Academic Diary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table:number-columns-repeated="2" office:value-type="float" office:value="22">
            <text:p>22</text:p>
          </table:table-cell>
          <table:table-cell office:value-type="string">
            <text:p>L-Book N R</text:p>
          </table:table-cell>
          <table:table-cell office:value-type="string">
            <text:p>110 x 167</text:p>
          </table:table-cell>
          <table:table-cell office:value-type="string">
            <text:p>Genaaid</text:p>
          </table:table-cell>
          <table:table-cell office:value-type="string">
            <text:p>Linnen Softcover</text:p>
          </table:table-cell>
          <table:table-cell/>
          <table:table-cell office:value-type="string">
            <text:p>Lines / notebook</text:p>
          </table:table-cell>
          <table:table-cell office:value-type="string">
            <text:p>round</text:p>
          </table:table-cell>
          <table:table-cell/>
        </table:table-row>
        <table:table-row table:style-name="ro1">
          <table:table-cell table:number-columns-repeated="2" office:value-type="float" office:value="23">
            <text:p>23</text:p>
          </table:table-cell>
          <table:table-cell office:value-type="string">
            <text:p>L-Book N S silver</text:p>
          </table:table-cell>
          <table:table-cell office:value-type="string">
            <text:p>110 x 167</text:p>
          </table:table-cell>
          <table:table-cell office:value-type="string">
            <text:p>Genaaid</text:p>
          </table:table-cell>
          <table:table-cell office:value-type="string">
            <text:p>Linnen Softcover</text:p>
          </table:table-cell>
          <table:table-cell/>
          <table:table-cell office:value-type="string">
            <text:p>Lines / notebook</text:p>
          </table:table-cell>
          <table:table-cell office:value-type="string">
            <text:p>Straight</text:p>
          </table:table-cell>
          <table:table-cell office:value-type="string">
            <text:p>Silver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office:value-type="string">
            <text:p>L-Book N S red</text:p>
          </table:table-cell>
          <table:table-cell office:value-type="string">
            <text:p>110 x 167</text:p>
          </table:table-cell>
          <table:table-cell office:value-type="string">
            <text:p>Genaaid</text:p>
          </table:table-cell>
          <table:table-cell office:value-type="string">
            <text:p>Linnen Softcover</text:p>
          </table:table-cell>
          <table:table-cell/>
          <table:table-cell office:value-type="string">
            <text:p>Lines / notebook</text:p>
          </table:table-cell>
          <table:table-cell office:value-type="string">
            <text:p>Straight</text:p>
          </table:table-cell>
          <table:table-cell office:value-type="string">
            <text:p>Process red</text:p>
          </table:table-cell>
        </table:table-row>
        <table:table-row table:style-name="ro1">
          <table:table-cell table:number-columns-repeated="2" office:value-type="float" office:value="25">
            <text:p>25</text:p>
          </table:table-cell>
          <table:table-cell office:value-type="string">
            <text:p>L-Book A R</text:p>
          </table:table-cell>
          <table:table-cell office:value-type="string">
            <text:p>110 x 167</text:p>
          </table:table-cell>
          <table:table-cell office:value-type="string">
            <text:p>Genaaid</text:p>
          </table:table-cell>
          <table:table-cell office:value-type="string">
            <text:p>Linnen Softcover</text:p>
          </table:table-cell>
          <table:table-cell/>
          <table:table-cell office:value-type="string">
            <text:p>Academic Diary</text:p>
          </table:table-cell>
          <table:table-cell office:value-type="string">
            <text:p>round</text:p>
          </table:table-cell>
          <table:table-cell/>
        </table:table-row>
        <table:table-row table:style-name="ro1">
          <table:table-cell table:number-columns-repeated="2" office:value-type="float" office:value="26">
            <text:p>26</text:p>
          </table:table-cell>
          <table:table-cell office:value-type="string">
            <text:p>L-Book A S silver</text:p>
          </table:table-cell>
          <table:table-cell office:value-type="string">
            <text:p>110 x 167</text:p>
          </table:table-cell>
          <table:table-cell office:value-type="string">
            <text:p>Genaaid</text:p>
          </table:table-cell>
          <table:table-cell office:value-type="string">
            <text:p>Linnen Softcover</text:p>
          </table:table-cell>
          <table:table-cell/>
          <table:table-cell office:value-type="string">
            <text:p>Academic Diary</text:p>
          </table:table-cell>
          <table:table-cell office:value-type="string">
            <text:p>Straight</text:p>
          </table:table-cell>
          <table:table-cell office:value-type="string">
            <text:p>Silver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string">
            <text:p>L-Book A S red</text:p>
          </table:table-cell>
          <table:table-cell office:value-type="string">
            <text:p>110 x 167</text:p>
          </table:table-cell>
          <table:table-cell office:value-type="string">
            <text:p>Genaaid</text:p>
          </table:table-cell>
          <table:table-cell office:value-type="string">
            <text:p>Linnen Softcover</text:p>
          </table:table-cell>
          <table:table-cell/>
          <table:table-cell office:value-type="string">
            <text:p>Academic Diary</text:p>
          </table:table-cell>
          <table:table-cell office:value-type="string">
            <text:p>Straight</text:p>
          </table:table-cell>
          <table:table-cell office:value-type="string">
            <text:p>Process red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string">
            <text:p>L-Book NA R</text:p>
          </table:table-cell>
          <table:table-cell office:value-type="string">
            <text:p>110 x 167</text:p>
          </table:table-cell>
          <table:table-cell office:value-type="string">
            <text:p>Genaaid</text:p>
          </table:table-cell>
          <table:table-cell office:value-type="string">
            <text:p>Linnen Softcover</text:p>
          </table:table-cell>
          <table:table-cell/>
          <table:table-cell office:value-type="string">
            <text:p>Notes right / Academic Diary Left</text:p>
          </table:table-cell>
          <table:table-cell office:value-type="string">
            <text:p>round</text:p>
          </table:table-cell>
          <table:table-cell/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string">
            <text:p>L-Book NA S silver</text:p>
          </table:table-cell>
          <table:table-cell office:value-type="string">
            <text:p>110 x 167</text:p>
          </table:table-cell>
          <table:table-cell office:value-type="string">
            <text:p>Genaaid</text:p>
          </table:table-cell>
          <table:table-cell office:value-type="string">
            <text:p>Linnen Softcover</text:p>
          </table:table-cell>
          <table:table-cell/>
          <table:table-cell office:value-type="string">
            <text:p>Notes right / Academic Diary Left</text:p>
          </table:table-cell>
          <table:table-cell office:value-type="string">
            <text:p>Straight</text:p>
          </table:table-cell>
          <table:table-cell office:value-type="string">
            <text:p>Silver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string">
            <text:p>L-Book NA S red</text:p>
          </table:table-cell>
          <table:table-cell office:value-type="string">
            <text:p>110 x 167</text:p>
          </table:table-cell>
          <table:table-cell office:value-type="string">
            <text:p>Genaaid</text:p>
          </table:table-cell>
          <table:table-cell office:value-type="string">
            <text:p>Linnen Softcover</text:p>
          </table:table-cell>
          <table:table-cell/>
          <table:table-cell office:value-type="string">
            <text:p>Notes right / Academic Diary Left</text:p>
          </table:table-cell>
          <table:table-cell office:value-type="string">
            <text:p>Straight</text:p>
          </table:table-cell>
          <table:table-cell office:value-type="string">
            <text:p>Process re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V-Book N</text:p>
          </table:table-cell>
          <table:table-cell office:value-type="string">
            <text:p>152 x 220</text:p>
          </table:table-cell>
          <table:table-cell office:value-type="string">
            <text:p>Genaaid</text:p>
          </table:table-cell>
          <table:table-cell office:value-type="string">
            <text:p>Hardcover</text:p>
          </table:table-cell>
          <table:table-cell/>
          <table:table-cell office:value-type="string">
            <text:p>Lines / notebook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Scribble W</text:p>
          </table:table-cell>
          <table:table-cell office:value-type="string">
            <text:p>105 x 165</text:p>
          </table:table-cell>
          <table:table-cell office:value-type="string">
            <text:p>Wire-o</text:p>
          </table:table-cell>
          <table:table-cell office:value-type="string">
            <text:p>Softcover</text:p>
          </table:table-cell>
          <table:table-cell office:value-type="string">
            <text:p>Plastificated</text:p>
          </table:table-cell>
          <table:table-cell office:value-type="string">
            <text:p>Lines / Notebook</text:p>
          </table:table-cell>
          <table:table-cell office:value-type="string">
            <text:p>Straight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Scribble SFT</text:p>
          </table:table-cell>
          <table:table-cell office:value-type="string">
            <text:p>105 x 165</text:p>
          </table:table-cell>
          <table:table-cell office:value-type="string">
            <text:p>Genaaid</text:p>
          </table:table-cell>
          <table:table-cell office:value-type="string">
            <text:p>Softcover</text:p>
          </table:table-cell>
          <table:table-cell office:value-type="string">
            <text:p>Plastificated</text:p>
          </table:table-cell>
          <table:table-cell office:value-type="string">
            <text:p>Lines / Notebook</text:p>
          </table:table-cell>
          <table:table-cell office:value-type="string">
            <text:p>Straight</text:p>
          </table:table-cell>
          <table:table-cell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ishing" table:style-name="ta1">
        <table:table-column table:style-name="co11" table:number-columns-repeated="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016" table:default-cell-style-name="ce1"/>
        <table:table-row table:style-name="ro1">
          <table:table-cell office:value-type="string">
            <text:p>type_index</text:p>
          </table:table-cell>
          <table:table-cell office:value-type="string">
            <text:p>type_id</text:p>
          </table:table-cell>
          <table:table-cell office:value-type="string">
            <text:p>type_name</text:p>
          </table:table-cell>
          <table:table-cell office:value-type="string">
            <text:p>type_size</text:p>
          </table:table-cell>
          <table:table-cell office:value-type="string">
            <text:p>Type_bind_glue</text:p>
          </table:table-cell>
          <table:table-cell office:value-type="string">
            <text:p>Type_bind_wire</text:p>
          </table:table-cell>
          <table:table-cell office:value-type="string">
            <text:p>Type_bind_genaaid</text:p>
          </table:table-cell>
          <table:table-cell office:value-type="string">
            <text:p>type_corner_option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Notebloc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Wirebloc</text:p>
          </table:table-cell>
          <table:table-cell office:value-type="string">
            <text:p>A4 / A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Writer</text:p>
          </table:table-cell>
          <table:table-cell office:value-type="string">
            <text:p>170 x 2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L-Book</text:p>
          </table:table-cell>
          <table:table-cell office:value-type="string">
            <text:p>110 x 16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V-Book</text:p>
          </table:table-cell>
          <table:table-cell office:value-type="string">
            <text:p>152 x 2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Scribble</text:p>
          </table:table-cell>
          <table:table-cell office:value-type="string">
            <text:p>105 x 16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ver" table:style-name="ta1">
        <office:forms form:automatic-focus="false" form:apply-design-mode="false"/>
        <table:table-column table:style-name="co11" table:number-columns-repeated="3" table:default-cell-style-name="Default"/>
        <table:table-column table:style-name="co16" table:default-cell-style-name="Default"/>
        <table:table-column table:style-name="co11" table:number-columns-repeated="6" table:default-cell-style-name="Default"/>
        <table:table-row table:style-name="ro1">
          <table:table-cell table:style-name="ce1" office:value-type="string">
            <text:p>type_index</text:p>
          </table:table-cell>
          <table:table-cell table:style-name="ce1" office:value-type="string">
            <text:p>type_id</text:p>
          </table:table-cell>
          <table:table-cell table:style-name="ce1" office:value-type="string">
            <text:p>type_name</text:p>
          </table:table-cell>
          <table:table-cell office:value-type="string">
            <text:p>type_cover_fl</text:p>
          </table:table-cell>
          <table:table-cell office:value-type="string">
            <text:p>type_cover_d</text:p>
          </table:table-cell>
          <table:table-cell office:value-type="string">
            <text:p>type_cover_s</text:p>
          </table:table-cell>
          <table:table-cell office:value-type="string">
            <text:p>type_cover_h</text:p>
          </table:table-cell>
          <table:table-cell office:value-type="string">
            <text:p>type_cover_l</text:p>
          </table:table-cell>
          <table:table-cell office:value-type="string">
            <text:p>type_cover_c</text:p>
          </table:table-cell>
          <table:table-cell office:value-type="string">
            <text:p>type_cover_ls</text:p>
          </table:table-cell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Notebloc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Wireblo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 table:style-name="ce1" office:value-type="float" office:value="3">
            <text:p>3</text:p>
          </table:table-cell>
          <table:table-cell table:style-name="ce1" office:value-type="string">
            <text:p>Writer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1" office:value-type="float" office:value="4">
            <text:p>4</text:p>
          </table:table-cell>
          <table:table-cell table:style-name="ce1" office:value-type="string">
            <text:p>L-Book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table:style-name="ce1" office:value-type="float" office:value="5">
            <text:p>5</text:p>
          </table:table-cell>
          <table:table-cell table:style-name="ce1" office:value-type="string">
            <text:p>V-Book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table:style-name="ce1" office:value-type="float" office:value="6">
            <text:p>6</text:p>
          </table:table-cell>
          <table:table-cell table:style-name="ce1" office:value-type="string">
            <text:p>Scribb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lastification" table:style-name="ta1">
        <table:table-column table:style-name="co11" table:number-columns-repeated="2" table:default-cell-style-name="Default"/>
        <table:table-column table:style-name="co17" table:default-cell-style-name="Default"/>
        <table:table-column table:style-name="co11" table:default-cell-style-name="Default"/>
        <table:table-row table:style-name="ro2">
          <table:table-cell office:value-type="string">
            <text:p>cover_index</text:p>
          </table:table-cell>
          <table:table-cell office:value-type="string">
            <text:p>cover_id</text:p>
          </table:table-cell>
          <table:table-cell office:value-type="string">
            <text:p>cover_name</text:p>
          </table:table-cell>
          <table:table-cell office:value-type="string">
            <text:p>cover_plast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Flap Left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Double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Softcover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Hardcove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Leather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string">
            <text:p>Cardboard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7">
            <text:p>7</text:p>
          </table:table-cell>
          <table:table-cell office:value-type="string">
            <text:p>Linnen Softcover</text:p>
          </table:table-cell>
          <table:table-cell office:value-type="float" office:value="0">
            <text:p>0</text:p>
          </table:table-cell>
        </table:table-row>
      </table:table>
      <table:table table:name="inside" table:style-name="ta1">
        <table:table-column table:style-name="co11" table:number-columns-repeated="3" table:default-cell-style-name="ce1"/>
        <table:table-column table:style-name="co18" table:default-cell-style-name="ce1"/>
        <table:table-column table:style-name="co19" table:default-cell-style-name="ce1"/>
        <table:table-column table:style-name="co11" table:visibility="collapse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visibility="collapse" table:default-cell-style-name="ce1"/>
        <table:table-column table:style-name="co23" table:default-cell-style-name="ce1"/>
        <table:table-column table:style-name="co11" table:number-columns-repeated="1013" table:default-cell-style-name="ce1"/>
        <table:table-row table:style-name="ro1">
          <table:table-cell office:value-type="string">
            <text:p>type_index</text:p>
          </table:table-cell>
          <table:table-cell office:value-type="string">
            <text:p>type_id</text:p>
          </table:table-cell>
          <table:table-cell office:value-type="string">
            <text:p>type_name</text:p>
          </table:table-cell>
          <table:table-cell office:value-type="string">
            <text:p>bw_finish</text:p>
          </table:table-cell>
          <table:table-cell office:value-type="string">
            <text:p>bw_finish_2</text:p>
          </table:table-cell>
          <table:table-cell/>
          <table:table-cell office:value-type="string">
            <text:p>bw_finish_3</text:p>
          </table:table-cell>
          <table:table-cell office:value-type="string">
            <text:p>bw_finish_4</text:p>
          </table:table-cell>
          <table:table-cell office:value-type="string">
            <text:p>bw_finish_5</text:p>
          </table:table-cell>
          <table:table-cell table:number-columns-repeated="2" office:value-type="string">
            <text:p>bw_finish_6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Notebloc</text:p>
          </table:table-cell>
          <table:table-cell office:value-type="string">
            <text:p>Lines</text:p>
          </table:table-cell>
          <table:table-cell office:value-type="string">
            <text:p>Squares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Wirebloc</text:p>
          </table:table-cell>
          <table:table-cell office:value-type="string">
            <text:p>Lines</text:p>
          </table:table-cell>
          <table:table-cell office:value-type="string">
            <text:p>Squares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Writer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Lines / Notebook</text:p>
          </table:table-cell>
          <table:table-cell office:value-type="string">
            <text:p>Notes right / Diary left</text:p>
          </table:table-cell>
          <table:table-cell office:value-type="string">
            <text:p>Academic Diary</text:p>
          </table:table-cell>
          <table:table-cell/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L-Book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Lines / Notebook</text:p>
          </table:table-cell>
          <table:table-cell office:value-type="float" office:value="0">
            <text:p>0</text:p>
          </table:table-cell>
          <table:table-cell office:value-type="string">
            <text:p>Academic Diary</text:p>
          </table:table-cell>
          <table:table-cell/>
          <table:table-cell office:value-type="string">
            <text:p>Notes right / Academic Diary left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V-Book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Lines / Notebook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Scribbl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Lines / Notebook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1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MacOSX_x86 LibreOffice_project/5464147a081647a250913f19c0715bca595af2f</meta:generator>
    <meta:document-statistic meta:table-count="5" meta:cell-count="516" meta:object-count="0"/>
  </office:meta>
</office:document-meta>
</file>